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storyAspect.addValues( String id , List state , Map values , String prefix , boolean isCoplet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istoryAspect.toSAX( RendererAspectContext context , Layout layout , PortalService service , Cont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